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241cm" fo:min-width="0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08cm" fo:min-width="0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995cm" fo:min-width="0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59cm" fo:min-width="0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369cm" svg:height="0.962cm" svg:x="13.937cm" svg:y="3.222cm">
          <draw:text-box>
            <text:p><text:span text:style-name="T1">LibRA</text:span></text:p>
          </draw:text-box>
        </draw:frame>
        <draw:frame draw:style-name="gr1" draw:text-style-name="P1" xml:id="id2" draw:id="id2" draw:layer="layout" svg:width="4.062cm" svg:height="0.962cm" svg:x="5.876cm" svg:y="5.11cm">
          <draw:text-box>
            <text:p><text:span text:style-name="T1">CASASynth</text:span></text:p>
          </draw:text-box>
        </draw:frame>
        <draw:frame draw:style-name="gr1" draw:text-style-name="P1" xml:id="id3" draw:id="id3" draw:layer="layout" svg:width="3.182cm" svg:height="0.962cm" svg:x="21.19cm" svg:y="5.172cm">
          <draw:text-box>
            <text:p><text:span text:style-name="T1">Parafeed</text:span></text:p>
          </draw:text-box>
        </draw:frame>
        <draw:connector draw:style-name="gr2" draw:text-style-name="P2" draw:layer="layout" draw:type="lines" svg:x1="15.121cm" svg:y1="4.184cm" svg:x2="7.907cm" svg:y2="5.11cm" draw:start-shape="id1" draw:start-glue-point="2" draw:end-shape="id2" draw:end-glue-point="0" svg:d="M15121 4184v501l-7214-76v501" svg:viewBox="0 0 7215 927">
          <text:p/>
        </draw:connector>
        <draw:connector draw:style-name="gr2" draw:text-style-name="P2" draw:layer="layout" draw:type="lines" svg:x1="14.257cm" svg:y1="4.669cm" svg:x2="22.781cm" svg:y2="5.172cm" draw:end-shape="id3" draw:end-glue-point="0" svg:d="M14257 4669l8524 2v501" svg:viewBox="0 0 8525 504">
          <text:p/>
        </draw:connector>
        <draw:frame draw:style-name="gr1" draw:text-style-name="P1" draw:layer="layout" svg:width="2.792cm" svg:height="0.962cm" svg:x="7.391cm" svg:y="12.746cm">
          <draw:text-box>
            <text:p><text:span text:style-name="T1">Kokkos</text:span></text:p>
          </draw:text-box>
        </draw:frame>
        <draw:frame draw:style-name="gr1" draw:text-style-name="P1" draw:layer="layout" svg:width="1.878cm" svg:height="0.962cm" svg:x="6.995cm" svg:y="6.66cm">
          <draw:text-box>
            <text:p><text:span text:style-name="T1">HPG</text:span></text:p>
          </draw:text-box>
        </draw:frame>
        <draw:frame draw:style-name="gr1" draw:text-style-name="P1" draw:layer="layout" svg:width="3.745cm" svg:height="0.962cm" svg:x="2.755cm" svg:y="6.698cm">
          <draw:text-box>
            <text:p><text:span text:style-name="T1">CASACore</text:span></text:p>
          </draw:text-box>
        </draw:frame>
        <draw:frame draw:style-name="gr1" draw:text-style-name="P1" draw:layer="layout" svg:width="1.806cm" svg:height="0.962cm" svg:x="9.334cm" svg:y="6.636cm">
          <draw:text-box>
            <text:p><text:span text:style-name="T1">GSL</text:span></text:p>
          </draw:text-box>
        </draw:frame>
        <draw:frame draw:style-name="gr1" draw:text-style-name="P1" draw:layer="layout" svg:width="2.619cm" svg:height="0.962cm" svg:x="11.743cm" svg:y="6.627cm">
          <draw:text-box>
            <text:p><text:span text:style-name="T1">Sakura</text:span></text:p>
          </draw:text-box>
        </draw:frame>
        <draw:frame draw:style-name="gr1" draw:text-style-name="P1" draw:layer="layout" svg:width="3.182cm" svg:height="0.962cm" svg:x="1.079cm" svg:y="14.387cm">
          <draw:text-box>
            <text:p><text:span text:style-name="T1">pthreads</text:span></text:p>
          </draw:text-box>
        </draw:frame>
        <draw:frame draw:style-name="gr3" draw:text-style-name="P1" draw:layer="layout" svg:width="2.335cm" svg:height="0.962cm" svg:x="4.686cm" svg:y="14.422cm">
          <draw:text-box>
            <text:p><text:span text:style-name="T1">CUDA</text:span></text:p>
          </draw:text-box>
        </draw:frame>
        <draw:frame draw:style-name="gr1" draw:text-style-name="P1" draw:layer="layout" svg:width="2.297cm" svg:height="0.962cm" svg:x="7.424cm" svg:y="14.418cm">
          <draw:text-box>
            <text:p><text:span text:style-name="T1">LibDL</text:span></text:p>
          </draw:text-box>
        </draw:frame>
        <draw:frame draw:style-name="gr1" draw:text-style-name="P1" draw:layer="layout" svg:width="2.263cm" svg:height="0.962cm" svg:x="10.07cm" svg:y="14.449cm">
          <draw:text-box>
            <text:p><text:span text:style-name="T1">FFTW</text:span></text:p>
          </draw:text-box>
        </draw:frame>
        <draw:frame draw:style-name="gr4" draw:text-style-name="P1" draw:layer="layout" svg:width="1.946cm" svg:height="0.962cm" svg:x="12.646cm" svg:y="14.484cm">
          <draw:text-box>
            <text:p><text:span text:style-name="T1">OMP</text:span></text:p>
          </draw:text-box>
        </draw:frame>
        <draw:frame draw:style-name="gr5" draw:text-style-name="P1" draw:layer="layout" svg:width="3.159cm" svg:height="2.384cm" svg:x="18.818cm" svg:y="6.756cm">
          <draw:text-box>
            <text:p><text:span text:style-name="T1">GNU Readline</text:span></text:p>
            <text:p><text:span text:style-name="T1">History</text:span></text:p>
          </draw:text-box>
        </draw:frame>
        <draw:frame draw:style-name="gr6" draw:text-style-name="P1" draw:layer="layout" svg:width="2.947cm" svg:height="0.962cm" svg:x="23.325cm" svg:y="6.818cm">
          <draw:text-box>
            <text:p><text:span text:style-name="T1">ncurs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08:40:02.037992168</meta:creation-date>
    <dc:date>2024-09-12T12:22:19.403627166</dc:date>
    <meta:editing-duration>PT3H20M2S</meta:editing-duration>
    <meta:editing-cycles>2</meta:editing-cycles>
    <meta:generator>LibreOffice/24.2.5.2$Linux_X86_64 LibreOffice_project/420$Build-2</meta:generator>
    <meta:document-statistic meta:object-count="17"/>
  </office:meta>
</office:document-meta>
</file>